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dcff" draw:textarea-horizontal-align="justify" draw:textarea-vertical-align="middle" draw:auto-grow-height="false" fo:min-height="0.751cm" fo:min-width="0.503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dcff" draw:textarea-horizontal-align="justify" draw:textarea-vertical-align="middle" draw:auto-grow-height="false" fo:min-height="0.228cm" fo:min-width="1.481cm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d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00d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P5" style:family="paragraph">
      <loext:graphic-properties draw:fill="solid" draw:fill-color="#00d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003cm" svg:height="1.001cm" svg:x="7.185cm" svg:y="14.14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6.185cm" svg:y1="13.141cm" svg:x2="6.185cm" svg:y2="16.139cm">
            <text:p/>
          </draw:line>
          <draw:line draw:style-name="gr2" draw:text-style-name="P2" draw:layer="layout" svg:x1="7.182cm" svg:y1="13.141cm" svg:x2="7.182cm" svg:y2="16.139cm">
            <text:p/>
          </draw:line>
          <draw:line draw:style-name="gr2" draw:text-style-name="P2" draw:layer="layout" svg:x1="8.182cm" svg:y1="13.141cm" svg:x2="8.182cm" svg:y2="16.139cm">
            <text:p/>
          </draw:line>
          <draw:line draw:style-name="gr2" draw:text-style-name="P2" draw:layer="layout" svg:x1="9.184cm" svg:y1="13.141cm" svg:x2="9.184cm" svg:y2="16.139cm">
            <text:p/>
          </draw:line>
          <draw:line draw:style-name="gr2" draw:text-style-name="P2" draw:layer="layout" svg:x1="10.187cm" svg:y1="13.141cm" svg:x2="10.187cm" svg:y2="16.139cm">
            <text:p/>
          </draw:line>
          <draw:line draw:style-name="gr2" draw:text-style-name="P2" draw:layer="layout" svg:x1="11.185cm" svg:y1="13.141cm" svg:x2="11.185cm" svg:y2="16.139cm">
            <text:p/>
          </draw:line>
          <draw:line draw:style-name="gr2" draw:text-style-name="P2" draw:layer="layout" svg:x1="12.185cm" svg:y1="13.141cm" svg:x2="12.185cm" svg:y2="16.139cm">
            <text:p/>
          </draw:line>
          <draw:line draw:style-name="gr2" draw:text-style-name="P2" draw:layer="layout" svg:x1="13.181cm" svg:y1="13.141cm" svg:x2="13.181cm" svg:y2="16.139cm">
            <text:p/>
          </draw:line>
          <draw:line draw:style-name="gr2" draw:text-style-name="P2" draw:layer="layout" svg:x1="14.181cm" svg:y1="13.141cm" svg:x2="14.181cm" svg:y2="16.139cm">
            <text:p/>
          </draw:line>
          <draw:line draw:style-name="gr2" draw:text-style-name="P2" draw:layer="layout" svg:x1="15.183cm" svg:y1="13.141cm" svg:x2="15.183cm" svg:y2="16.139cm">
            <text:p/>
          </draw:line>
          <draw:line draw:style-name="gr2" draw:text-style-name="P2" draw:layer="layout" svg:x1="6.185cm" svg:y1="13.141cm" svg:x2="15.185cm" svg:y2="13.141cm">
            <text:p/>
          </draw:line>
          <draw:line draw:style-name="gr2" draw:text-style-name="P2" draw:layer="layout" svg:x1="6.185cm" svg:y1="14.141cm" svg:x2="15.185cm" svg:y2="14.141cm">
            <text:p/>
          </draw:line>
          <draw:line draw:style-name="gr2" draw:text-style-name="P2" draw:layer="layout" svg:x1="6.185cm" svg:y1="15.141cm" svg:x2="15.185cm" svg:y2="15.141cm">
            <text:p/>
          </draw:line>
          <draw:line draw:style-name="gr2" draw:text-style-name="P2" draw:layer="layout" svg:x1="6.185cm" svg:y1="16.141cm" svg:x2="15.185cm" svg:y2="16.141cm">
            <text:p/>
          </draw:line>
          <draw:custom-shape draw:style-name="gr3" draw:text-style-name="P1" draw:layer="layout" svg:width="1.999cm" svg:height="0.5cm" svg:x="12.186cm" svg:y="14.14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6.185cm" svg:y1="16.281cm" svg:x2="7.185cm" svg:y2="16.281cm">
            <text:p/>
          </draw:line>
          <draw:frame draw:style-name="gr5" draw:text-style-name="P4" draw:layer="layout" svg:width="0.955cm" svg:height="0.38cm" svg:x="6.19cm" svg:y="16.397cm">
            <draw:text-box>
              <text:p text:style-name="P3"><text:span text:style-name="T1">1 cm</text:span></text:p>
            </draw:text-box>
          </draw:frame>
          <draw:polygon draw:style-name="gr6" draw:text-style-name="P5" draw:layer="layout" svg:width="2.002cm" svg:height="0.993cm" svg:x="9.188cm" svg:y="14.148cm" svg:viewBox="0 0 2003 994" draw:points="0,994 2003,994 999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5:47:35.854433164</meta:creation-date>
    <dc:date>2018-03-16T15:48:02.415616282</dc:date>
    <meta:editing-duration>PT26S</meta:editing-duration>
    <meta:editing-cycles>1</meta:editing-cycles>
    <meta:document-statistic meta:object-count="20"/>
    <meta:generator>LibreOffice/6.0.0.3$MacOSX_X86_64 LibreOffice_project/64a0f66915f38c6217de274f0aa8e15618924765</meta:generator>
  </office:meta>
</office:document-meta>
</file>